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text-align="center" style:justify-single-word="false" style:page-number="auto" fo:break-before="page"/>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weight="bold" style:font-weight-asian="bold" style:font-weight-complex="bold"/>
    </style:style>
    <style:style style:name="P4" style:family="paragraph" style:parent-style-name="Title">
      <style:text-properties style:font-name="Times New Roman" fo:font-size="20pt" style:font-size-asian="20pt" style:font-size-complex="20pt"/>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end"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508cm" style:type="right" style:leader-style="dotted" style:leader-text="."/>
        </style:tab-stops>
      </style:paragraph-properties>
    </style:style>
    <style:style style:name="P9" style:family="paragraph" style:parent-style-name="Contents_20_2">
      <style:paragraph-properties>
        <style:tab-stops>
          <style:tab-stop style:position="16.009cm" style:type="right" style:leader-style="dotted" style:leader-text="."/>
        </style:tab-stops>
      </style:paragraph-properties>
    </style:style>
    <style:style style:name="P10" style:family="paragraph" style:parent-style-name="Text_20_body">
      <style:paragraph-properties fo:line-height="150%"/>
    </style:style>
    <style:style style:name="P11" style:family="paragraph" style:parent-style-name="Heading_20_1">
      <style:paragraph-properties fo:line-height="150%" fo:break-before="page"/>
      <style:text-properties fo:font-size="12pt" style:font-size-asian="12pt" style:font-size-complex="12pt"/>
    </style:style>
    <style:style style:name="P12" style:family="paragraph" style:parent-style-name="Text_20_body">
      <style:paragraph-properties fo:line-height="150%"/>
      <style:text-properties officeooo:paragraph-rsid="001e34e3"/>
    </style:style>
    <style:style style:name="P13" style:family="paragraph" style:parent-style-name="Text_20_body">
      <style:text-properties officeooo:paragraph-rsid="0026d9a5"/>
    </style:style>
    <style:style style:name="P14" style:family="paragraph" style:parent-style-name="Text_20_body">
      <style:text-properties officeooo:paragraph-rsid="00251d42"/>
    </style:style>
    <style:style style:name="P15" style:family="paragraph" style:parent-style-name="Heading_20_1">
      <style:paragraph-properties fo:line-height="150%" fo:text-align="justify" style:justify-single-word="false" fo:break-before="page"/>
      <style:text-properties fo:font-size="12pt" style:font-size-asian="12pt" style:font-size-complex="12pt"/>
    </style:style>
    <style:style style:name="P16" style:family="paragraph" style:parent-style-name="Heading_20_2">
      <style:paragraph-properties fo:line-height="150%" fo:text-align="justify" style:justify-single-word="false"/>
    </style:style>
    <style:style style:name="P17" style:family="paragraph" style:parent-style-name="Text_20_body">
      <style:paragraph-properties fo:line-height="150%" fo:text-align="justify" style:justify-single-word="false"/>
    </style:style>
    <style:style style:name="P18" style:family="paragraph" style:parent-style-name="Text_20_body">
      <style:paragraph-properties fo:line-height="150%" fo:text-align="justify" style:justify-single-word="false"/>
      <style:text-properties fo:font-weight="bold" style:font-weight-asian="bold" style:font-weight-complex="bold"/>
    </style:style>
    <style:style style:name="P19" style:family="paragraph" style:parent-style-name="Heading_20_1">
      <style:paragraph-properties fo:line-height="150%" fo:text-align="justify" style:justify-single-word="false" fo:break-before="page"/>
    </style:style>
    <style:style style:name="P20" style:family="paragraph" style:parent-style-name="Heading_20_2">
      <style:paragraph-properties fo:line-height="150%"/>
    </style:style>
    <style:style style:name="P21"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22" style:family="paragraph" style:parent-style-name="Text_20_body">
      <style:paragraph-properties fo:line-height="150%" fo:text-align="justify" style:justify-single-word="false"/>
      <style:text-properties officeooo:paragraph-rsid="001fb64b"/>
    </style:style>
    <style:style style:name="P23" style:family="paragraph" style:parent-style-name="Heading_20_2">
      <style:paragraph-properties fo:line-height="150%"/>
      <style:text-properties style:font-name="Times New Roman" fo:font-size="12pt" style:font-size-asian="12pt" style:font-size-complex="12pt"/>
    </style:style>
    <style:style style:name="P24" style:family="paragraph" style:parent-style-name="Text_20_body">
      <style:paragraph-properties fo:line-height="150%"/>
      <style:text-properties fo:color="#000000" loext:opacity="100%"/>
    </style:style>
    <style:style style:name="P25" style:family="paragraph" style:parent-style-name="Text_20_body">
      <style:paragraph-properties fo:line-height="150%" fo:text-align="justify" style:justify-single-word="false"/>
      <style:text-properties officeooo:paragraph-rsid="0022bd06"/>
    </style:style>
    <style:style style:name="P26" style:family="paragraph" style:parent-style-name="Text_20_body">
      <style:paragraph-properties fo:line-height="150%" fo:text-align="justify" style:justify-single-word="false"/>
      <style:text-properties officeooo:paragraph-rsid="00251d42"/>
    </style:style>
    <style:style style:name="T1" style:family="text">
      <style:text-properties fo:font-style="italic" style:font-style-asian="italic" style:font-style-complex="italic"/>
    </style:style>
    <style:style style:name="T2" style:family="text">
      <style:text-properties fo:font-style="italic" officeooo:rsid="001e34e3" style:font-style-asian="italic" style:font-style-complex="italic"/>
    </style:style>
    <style:style style:name="T3" style:family="text">
      <style:text-properties fo:font-style="normal" officeooo:rsid="001e34e3" style:font-style-asian="normal" style:font-style-complex="normal"/>
    </style:style>
    <style:style style:name="T4" style:family="text">
      <style:text-properties fo:language="et" fo:country="EE" fo:font-style="normal" style:font-style-asian="normal" style:font-style-complex="normal"/>
    </style:style>
    <style:style style:name="T5" style:family="text">
      <style:text-properties style:font-name="Times New Roman" fo:font-size="12pt" fo:language="et" fo:country="EE" fo:font-style="italic" fo:font-weight="normal" officeooo:rsid="00251d42" style:font-size-asian="12pt" style:font-style-asian="italic" style:font-weight-asian="normal" style:font-size-complex="12pt" style:font-style-complex="italic" style:font-weight-complex="normal"/>
    </style:style>
    <style:style style:name="T6" style:family="text">
      <style:text-properties style:font-name="Times New Roman" fo:font-size="12pt" fo:language="et" fo:country="EE" fo:font-style="italic" fo:font-weight="normal" officeooo:rsid="0021e5db"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et" fo:country="EE" fo:font-style="normal" fo:font-weight="normal" officeooo:rsid="0021e5db" style:font-size-asian="12pt" style:font-style-asian="normal" style:font-weight-asian="normal" style:font-size-complex="12pt" style:font-style-complex="normal" style:font-weight-complex="normal"/>
    </style:style>
    <style:style style:name="T8" style:family="text">
      <style:text-properties style:font-name="Times New Roman" fo:font-size="12pt" fo:language="et" fo:country="EE" fo:font-style="normal" fo:font-weight="normal" officeooo:rsid="0026d9a5"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t" fo:country="EE" fo:font-style="italic" fo:font-weight="normal" officeooo:rsid="002446a3" style:font-size-asian="12pt" style:font-style-asian="italic" style:font-weight-asian="normal" style:font-size-complex="12pt" style:font-style-complex="italic" style:font-weight-complex="normal"/>
    </style:style>
    <style:style style:name="T10" style:family="text">
      <style:text-properties style:font-name="Times New Roman" fo:font-size="12pt" fo:language="et" fo:country="EE" fo:font-style="normal" fo:font-weight="normal" officeooo:rsid="002446a3" style:font-size-asian="12pt" style:font-style-asian="normal" style:font-weight-asian="normal" style:font-size-complex="12pt" style:font-style-complex="normal" style:font-weight-complex="normal"/>
    </style:style>
    <style:style style:name="T11" style:family="text">
      <style:text-properties fo:font-size="12pt" style:font-size-asian="12pt" style:font-size-complex="12pt"/>
    </style:style>
    <style:style style:name="T12" style:family="text">
      <style:text-properties fo:font-size="12pt" officeooo:rsid="001e34e3" style:font-size-asian="12pt" style:font-size-complex="12pt"/>
    </style:style>
    <style:style style:name="T13" style:family="text">
      <style:text-properties officeooo:rsid="001e34e3"/>
    </style:style>
    <style:style style:name="T14" style:family="text">
      <style:text-properties style:font-name="Liberation Serif" style:font-name-asian="NSimSun" style:font-name-complex="Mangal"/>
    </style:style>
    <style:style style:name="T15" style:family="text">
      <style:text-properties fo:language="et" fo:country="EE" officeooo:rsid="001e34e3"/>
    </style:style>
    <style:style style:name="T16" style:family="text">
      <style:text-properties officeooo:rsid="0020678d"/>
    </style:style>
    <style:style style:name="T17" style:family="text">
      <style:text-properties officeooo:rsid="001fb64b"/>
    </style:style>
    <style:style style:name="T18" style:family="text">
      <style:text-properties style:font-name="Times New Roman" fo:font-size="12pt" style:font-size-asian="12pt" style:font-size-complex="12pt"/>
    </style:style>
    <style:style style:name="T19" style:family="text">
      <style:text-properties officeooo:rsid="0020d818"/>
    </style:style>
    <style:style style:name="T20" style:family="text">
      <style:text-properties fo:font-style="italic" officeooo:rsid="0020d818" style:font-style-asian="italic" style:font-style-complex="italic"/>
    </style:style>
    <style:style style:name="T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weight="normal" officeooo:rsid="0020d818" style:font-size-asian="12pt" style:font-weight-asian="normal" style:font-size-complex="12pt" style:font-weight-complex="normal"/>
    </style:style>
    <style:style style:name="T23" style:family="text">
      <style:text-properties style:font-name="Times New Roman" fo:font-size="12pt" fo:font-weight="normal" officeooo:rsid="00222c54" style:font-size-asian="12pt" style:font-weight-asian="normal" style:font-size-complex="12pt" style:font-weight-complex="normal"/>
    </style:style>
    <style:style style:name="T24" style:family="text">
      <style:text-properties style:font-name="Times New Roman" fo:font-size="12pt" fo:language="et" fo:country="EE" fo:font-style="normal" fo:font-weight="normal" officeooo:rsid="00222c54" style:font-size-asian="12pt" style:font-style-asian="normal" style:font-weight-asian="normal" style:font-size-complex="12pt" style:font-style-complex="normal" style:font-weight-complex="normal"/>
    </style:style>
    <style:style style:name="T25" style:family="text">
      <style:text-properties style:font-name="Times New Roman" fo:font-size="12pt" fo:language="et" fo:country="EE" fo:font-style="normal" fo:font-weight="normal" officeooo:rsid="0022bd06" style:font-size-asian="12pt" style:font-style-asian="normal" style:font-weight-asian="normal" style:font-size-complex="12pt" style:font-style-complex="normal" style:font-weight-complex="normal"/>
    </style:style>
    <style:style style:name="T26" style:family="text">
      <style:text-properties style:font-name="Times New Roman" fo:font-size="12pt" fo:font-weight="normal" officeooo:rsid="0021e5db" style:font-size-asian="12pt" style:font-weight-asian="normal" style:font-size-complex="12pt" style:font-weight-complex="normal"/>
    </style:style>
    <style:style style:name="T27" style:family="text">
      <style:text-properties style:font-name="Times New Roman" fo:font-size="12pt" fo:font-style="italic" fo:font-weight="normal" officeooo:rsid="0021e5db" style:font-size-asian="12pt" style:font-style-asian="italic" style:font-weight-asian="normal" style:font-size-complex="12pt" style:font-style-complex="italic" style:font-weight-complex="normal"/>
    </style:style>
    <style:style style:name="T28" style:family="text">
      <style:text-properties style:font-name="Times New Roman" fo:font-size="12pt" fo:font-style="normal" fo:font-weight="normal" officeooo:rsid="0021e5db" style:font-size-asian="12pt" style:font-style-asian="normal" style:font-weight-asian="normal" style:font-size-complex="12pt" style:font-style-complex="normal" style:font-weight-complex="normal"/>
    </style:style>
    <style:style style:name="T29" style:family="text">
      <style:text-properties style:font-name="Times New Roman" fo:font-size="12pt" fo:font-style="normal" fo:font-weight="normal" officeooo:rsid="00222c54"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style="normal" fo:font-weight="normal" officeooo:rsid="002446a3" style:font-size-asian="12pt" style:font-style-asian="normal" style:font-weight-asian="normal" style:font-size-complex="12pt" style:font-style-complex="normal" style:font-weight-complex="normal"/>
    </style:style>
    <style:style style:name="T31" style:family="text">
      <style:text-properties style:font-name="Times New Roman" fo:font-size="12pt" fo:font-style="normal" fo:font-weight="normal" officeooo:rsid="00251d42" style:font-size-asian="12pt" style:font-style-asian="normal" style:font-weight-asian="normal" style:font-size-complex="12pt" style:font-style-complex="normal" style:font-weight-complex="normal"/>
    </style:style>
    <style:style style:name="T32" style:family="text">
      <style:text-properties style:font-name="Times New Roman" fo:font-size="12pt" fo:font-style="italic" fo:font-weight="normal" officeooo:rsid="002446a3" style:font-size-asian="12pt" style:font-style-asian="italic" style:font-weight-asian="normal" style:font-size-complex="12pt" style:font-style-complex="italic" style:font-weight-complex="normal"/>
    </style:style>
    <style:style style:name="T33" style:family="text">
      <style:text-properties fo:color="#000000" loext:opacity="100%" style:font-name="Times New Roman" fo:font-size="12pt" officeooo:rsid="0020678d" style:font-size-asian="12pt" style:font-size-complex="12pt"/>
    </style:style>
    <style:style style:name="T34" style:family="text">
      <style:text-properties fo:color="#000000" loext:opacity="100%" style:font-name="Times New Roman" fo:font-size="12pt" style:font-size-asian="12pt" style:font-size-complex="12pt"/>
    </style:style>
    <style:style style:name="T35" style:family="text">
      <style:text-properties style:font-name="Times New Roman"/>
    </style:style>
    <style:style style:name="T36" style:family="text">
      <style:text-properties fo:color="#000000" loext:opacity="100%" style:font-name="Times New Roman" fo:font-size="12pt" fo:font-style="italic" style:font-size-asian="12pt" style:font-style-asian="italic" style:font-size-complex="12pt"/>
    </style:style>
    <style:style style:name="T37" style:family="text">
      <style:text-properties style:font-name="Times New Roman" fo:font-size="12pt" fo:font-style="italic" style:font-size-asian="12pt" style:font-style-asian="italic" style:font-size-complex="12pt" style:font-style-complex="italic"/>
    </style:style>
    <style:style style:name="T38" style:family="text">
      <style:text-properties style:font-name="Times New Roman" fo:font-size="12pt" fo:language="en" fo:country="US" style:font-size-asian="12pt" style:font-size-complex="12pt"/>
    </style:style>
    <style:style style:name="T39" style:family="text">
      <style:text-properties fo:language="en" fo:country="US"/>
    </style:style>
    <style:style style:name="T40" style:family="text">
      <style:text-properties fo:language="et" fo:country="EE" officeooo:rsid="00222c54"/>
    </style:style>
    <style:style style:name="T41" style:family="text">
      <style:text-properties fo:language="et" fo:country="EE" fo:font-style="normal" officeooo:rsid="00251d42"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Ms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table-of-content text:style-name="Sect1" text:name="_TOC0">
        <text:table-of-content-source text:outline-level="9">
          <text:index-title-template text:style-name="Contents_20_Heading">Sisukord</text:index-title-template>
          <text:table-of-content-entry-template text:outline-level="1" text:style-name="">
            <text:index-entry-link-start text:style-name="Index_20_Link"/>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4</text:a></text:p>
          <text:p text:style-name="P8"><text:a xlink:type="simple" xlink:href="#__RefHeading___Toc9_4257153102" text:style-name="Index_20_Link" text:visited-style-name="Index_20_Link">2. Mõisted, terminid ja lühendid<text:tab/>5</text:a></text:p>
          <text:p text:style-name="P8"><text:a xlink:type="simple" xlink:href="#__RefHeading___Toc450_1767616608" text:style-name="Index_20_Link" text:visited-style-name="Index_20_Link">3. Metoodika<text:tab/>6</text:a></text:p>
          <text:p text:style-name="P9"><text:a xlink:type="simple" xlink:href="#__RefHeading___Toc452_1767616608" text:style-name="Index_20_Link" text:visited-style-name="Index_20_Link">3.1 Probleemi püstitus<text:tab/>6</text:a></text:p>
          <text:p text:style-name="P9"><text:a xlink:type="simple" xlink:href="#__RefHeading___Toc454_1767616608" text:style-name="Index_20_Link" text:visited-style-name="Index_20_Link">3.2 Andmekogumi loomine<text:tab/>6</text:a></text:p>
          <text:p text:style-name="P8"><text:a xlink:type="simple" xlink:href="#__RefHeading___Toc57_4257153102" text:style-name="Index_20_Link" text:visited-style-name="Index_20_Link">4. Kirjanduse ülevaade<text:tab/>8</text:a></text:p>
          <text:p text:style-name="P9"><text:a xlink:type="simple" xlink:href="#__RefHeading___Toc1215_3845884580" text:style-name="Index_20_Link" text:visited-style-name="Index_20_Link">4.1 Pildituvastus mudelite ülevaade<text:tab/>8</text:a></text:p>
          <text:p text:style-name="P9"><text:a xlink:type="simple" xlink:href="#__RefHeading___Toc59_4257153102" text:style-name="Index_20_Link" text:visited-style-name="Index_20_Link">4.2 YOLO võrreldes teiste mudelitega<text:tab/>8</text:a></text:p>
          <text:p text:style-name="P9"><text:a xlink:type="simple" xlink:href="#__RefHeading___Toc381_205435103" text:style-name="Index_20_Link" text:visited-style-name="Index_20_Link">4.3 Pool juhendatud õpe<text:tab/>9</text:a></text:p>
          <text:p text:style-name="P9"><text:a xlink:type="simple" xlink:href="#__RefHeading___Toc383_205435103" text:style-name="Index_20_Link" text:visited-style-name="Index_20_Link">4.4 Suuna tuvastus Yolo mudeliga<text:tab/>9</text:a></text:p>
          <text:p text:style-name="P8"><text:a xlink:type="simple" xlink:href="#__RefHeading___Toc61_4257153102" text:style-name="Index_20_Link" text:visited-style-name="Index_20_Link">Viidatud kirjandus<text:tab/>10</text:a></text:p>
        </text:index-body>
      </text:table-of-content>
      <text:p text:style-name="P10"/>
      <text:h text:style-name="P11" text:outline-level="1"><text:bookmark-start text:name="__RefHeading___Toc7_4257153102"/>1. Sissejuhatus<text:bookmark-end text:name="__RefHeading___Toc7_4257153102"/></text:h>
      <text:p text:style-name="P10"/>
      <text:h text:style-name="P11" text:outline-level="1"><text:bookmark-start text:name="__RefHeading___Toc9_4257153102"/>2. Mõisted, terminid ja lühendid<text:bookmark-end text:name="__RefHeading___Toc9_4257153102"/></text:h>
      <text:p text:style-name="P10"><text:span text:style-name="Default_20_Paragraph_20_Font"><text:span text:style-name="T1">Zero-Shot learning – </text:span></text:span>Masinõppes kasutav meetod, kus mudel kasutab enne olemas olevaid seoseid, et klassifitseerida uut infot.</text:p>
      <text:p text:style-name="P12"><text:span text:style-name="T2">Printed circuit board</text:span><text:span text:style-name="T3"> – Trükkplaat, </text:span><text:span text:style-name="T4">elektroonikas kasutatav montaažiplaat, millele on võimalik paigaldada elektroonikakomponendid ja need elektriliselt ühendada.</text:span></text:p>
      <text:p text:style-name="P13"><text:span text:style-name="Default_20_Paragraph_20_Font"><text:span text:style-name="T5">N</text:span></text:span><text:span text:style-name="Default_20_Paragraph_20_Font"><text:span text:style-name="T6">eural network –</text:span></text:span><text:span text:style-name="Default_20_Paragraph_20_Font"><text:span text:style-name="T7"> </text:span></text:span><text:span text:style-name="Default_20_Paragraph_20_Font"><text:span text:style-name="T8">Eesti keeles närvivõrk, arvuti süsteem, mis on modelleeritud inim aju ja bioloogilise närvivõrgu järgi</text:span></text:span></text:p>
      <text:p text:style-name="P13"><text:span text:style-name="Default_20_Paragraph_20_Font"><text:span text:style-name="T6">Support vector machine –</text:span></text:span><text:span text:style-name="Default_20_Paragraph_20_Font"><text:span text:style-name="T7"> </text:span></text:span><text:span text:style-name="Default_20_Paragraph_20_Font"><text:span text:style-name="T8">vektormasin, mis on loodud andmete analüüsimiseks ning klassifitseerimiseks, kasutades suurima erinevuse leidmist</text:span></text:span></text:p>
      <text:p text:style-name="P14"><text:span text:style-name="Default_20_Paragraph_20_Font"><text:span text:style-name="T9">Bounding box –</text:span></text:span><text:span text:style-name="Default_20_Paragraph_20_Font"><text:span text:style-name="T10"> </text:span></text:span><text:span text:style-name="Default_20_Paragraph_20_Font"><text:span text:style-name="T8">piirkast, kasutatakse mingi ala märkimiseks.</text:span></text:span></text:p>
      <text:h text:style-name="P15" text:outline-level="1"><text:bookmark-start text:name="__RefHeading___Toc450_1767616608"/>3. Metoodika<text:bookmark-end text:name="__RefHeading___Toc450_1767616608"/></text:h>
      <text:h text:style-name="P16" text:outline-level="2"><text:bookmark-start text:name="__RefHeading___Toc452_1767616608"/><text:span text:style-name="Default_20_Paragraph_20_Font"><text:span text:style-name="T11">3.1 Probleemi </text:span></text:span><office:annotation office:name="0" loext:resolved="true"><dc:creator>Kristo Raun</dc:creator><dc:date>2025-01-05T20:34:00</dc:date><meta:creator-initials>KR</meta:creator-initials><text:p text:style-name="Comment_20_Text">Püstitus</text:p></office:annotation><text:span text:style-name="Default_20_Paragraph_20_Font"><text:span text:style-name="T11">püst</text:span></text:span><text:span text:style-name="Default_20_Paragraph_20_Font"><text:span text:style-name="T12">i</text:span></text:span><text:span text:style-name="Default_20_Paragraph_20_Font"><text:span text:style-name="T11">tus</text:span></text:span><office:annotation-end office:name="0"/><text:bookmark-end text:name="__RefHeading___Toc452_1767616608"/></text:h>
      <text:p text:style-name="P17">Elektroonika tööstuses toodetakse sageli trükkplaate. <text:span text:style-name="T13">Trükkplaatide peal on erinevaid elektroonika komponente, nende hulgas näiteks transistorid, takisti</text:span>d<text:span text:style-name="Comment_20_Reference"><text:span text:style-name="T14"><office:annotation office:name="2" loext:resolved="true"><dc:creator>Kristo Raun</dc:creator><dc:date>2025-01-05T20:32:00</dc:date><meta:creator-initials>KR</meta:creator-initials><text:p text:style-name="Comment_20_Text">Selliseid lühendeid pole pigem hea kasutada. Proovi see ja järgmine lause ümber sõnastada, praegu on natuke kohmakas.</text:p></office:annotation></text:span></text:span><office:annotation-end office:name="2"/><text:span text:style-name="Comment_20_Reference"><text:span text:style-name="T14">.</text:span></text:span> <text:span text:style-name="T13">K</text:span>omponendid on üsna väikesed ja neid on iga trükkplaadi peal palju, <text:span text:style-name="T13">sellep</text:span><text:span text:style-name="T15">ärast</text:span> on <text:span text:style-name="T13">nende</text:span> korrasoleku hindamine täpne ning <text:span text:style-name="T13">rutiinne </text:span><text:span text:style-name="Comment_20_Reference"><text:span text:style-name="T14"><office:annotation office:name="3" loext:resolved="true"><dc:creator>Kristo Raun</dc:creator><dc:date>2025-01-05T20:33:00</dc:date><meta:creator-initials>KR</meta:creator-initials><text:p text:style-name="Comment_20_Text">Parem oleks öelda ehk “rutiinne”.</text:p></office:annotation></text:span></text:span><office:annotation-end office:name="3"/>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text:span text:style-name="T13">Mõne komponendi puhul on oluline ka tuvastada selle orientatsiooni</text:span><office:annotation office:name="4" loext:resolved="true"><dc:creator>Kristo Raun</dc:creator><dc:date>2025-01-05T20:35:00</dc:date><meta:creator-initials>KR</meta:creator-initials><text:p text:style-name="Comment_20_Text">See lause oleks hea ümber sõnastada. Praegu jääb mulje, et äkki sina tahaksid tuvastada.</text:p></office:annotation>.<office:annotation-end office:name="4"/></text:p>
      <text:p text:style-name="P17"><office:annotation office:name="5" loext:resolved="false"><dc:creator>Kristo Raun</dc:creator><dc:date>2025-01-05T20:52:00</dc:date><meta:creator-initials>KR</meta:creator-initials><text:p text:style-name="Comment_20_Text">See lõik vajaks natuke ümber tegemist, praegu veidi liiga familiaarne, mõned trükivead, kirjavahemärgid puudu.<text:line-break/>Nende eesmärkide juures võiks mainida tundlikkus (sensitivity) ja spetsiifilisus (specificity). Need peaks olema eelnevalt defineeritud, või siis lühidalt antud lauses defineerima.</text:p></office:annotation>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office:annotation-end office:name="5"/></text:p>
      <text:h text:style-name="P16" text:outline-level="2"><text:bookmark-start text:name="__RefHeading___Toc454_1767616608"/>3.2 Andmekogumi loomine<text:bookmark-end text:name="__RefHeading___Toc454_1767616608"/></text:h>
      <text:p text:style-name="P17"><office:annotation office:name="6" loext:resolved="true"><dc:creator>Kristo Raun</dc:creator><dc:date>2025-01-05T20:53:00</dc:date><meta:creator-initials>KR</meta:creator-initials><text:p text:style-name="Comment_20_Text">Mina-vormi ei tohiks kasutada tekstis. Lisaks, pealkirjas just kirjutasid andmekogum kokku, miks siin lahku? :-)</text:p></office:annotation>Andmekogumiks <text:span text:style-name="T13">kasutatakse</text:span> <office:annotation-end office:name="6"/>kombinatsiooni juba eksisteerivatest märgendatud PCB kogumeid, üksik komponentide pilte ja olemasolete trükkplaatde pilte, mida pean ise ära märgendama. Andmekogum ise koosneb piltidest ja nendelt vastavalt leitud komponentide loeteluga failidest, mille saab eraldada treening kogumiks ja test kogumiks.</text:p>
      <text:p text:style-name="P17">Manuaalse märgendamise hulka saab vähendada kasutades pool juhendatud õppimist (inglk-s <text:span text:style-name="Default_20_Paragraph_20_Font"><text:span text:style-name="T1">semi-supervised learning</text:span></text:span>). Selle kasutamine aitaks kaasa suure andmekogumi loomisel. Ideaalselt saaks suure osa andmekogumist nii valmis teha peale algse kogumi tegemist, ning kasutada seda edaspidi, et saavutada paremat täpsust mudelis. <text:span text:style-name="T16">Veel üheks</text:span><text:span text:style-name="T17"> v</text:span><office:annotation office:name="7" loext:resolved="false"><dc:creator>Kristo Raun</dc:creator><dc:date>2025-01-06T16:20:00</dc:date><meta:creator-initials>KR</meta:creator-initials><text:p text:style-name="Comment_20_Text">Üks lause terveks lõiguks pole päris korrektne.</text:p></office:annotation>õimal<text:span text:style-name="T17">useks</text:span> on kasutada ka <text:span text:style-name="Default_20_Paragraph_20_Font"><text:span text:style-name="T1">Zero-Shot</text:span></text:span> õppimist, sellega saaks vähendada tulevikus manuaalse märgendamise vajadust, kuid eeldatavasti selline lähenemine tõstaks ka riistvaralisi nõudeid kogu süsteemile.<office:annotation-end office:name="7"/></text:p>
      <text:p text:style-name="P17"/>
      <text:p text:style-name="P18">3.3 Riistvaraline koormus</text:p>
      <text:p text:style-name="P17">Kuigi kasutatavad meetodid on väga arvutuslikult nõudlikud, peab süsteem olema vähemalt ümber liigutatav, või siis kaugelt <text:span text:style-name="T17">ligipääsetav</text:span><text:span text:style-name="Comment_20_Reference"><text:span text:style-name="T14"><office:annotation office:name="8" loext:resolved="true"><dc:creator>Kristo Raun</dc:creator><dc:date>2025-01-06T16:21:00</dc:date><meta:creator-initials>KR</meta:creator-initials><text:p text:style-name="Comment_20_Text">ligipääsetav</text:p></office:annotation></text:span></text:span><office:annotation-end office:name="8"/>. Kuna tooteid võidakse filmida mitmes erinevas <text:soft-page-break/>kohas hoones, siis on mõistlik, kui kogu süsteem on lihtsalt <office:annotation office:name="9" loext:resolved="false"><dc:creator>Kristo Raun</dc:creator><dc:date>2025-01-06T16:21:00</dc:date><meta:creator-initials>KR</meta:creator-initials><text:p text:style-name="Comment_20_Text">Ülesseatav</text:p></office:annotation>ülesseatav<office:annotation-end office:name="9"/>, või video saadetaks ühte kesksesse arvutisse, et seal saaks kaugelt tuvastust kasutada. Miinusteks oleks muidugi suurenenud latentsus, kuid arvutuskiirus mis nii oleks võimalik saavutada korvaks selle ära.</text:p>
      <text:h text:style-name="P19" text:outline-level="1"><text:bookmark-start text:name="__RefHeading___Toc57_4257153102"/><text:span text:style-name="Default_20_Paragraph_20_Font"><text:span text:style-name="T18">4. Kirjanduse ülevaade</text:span></text:span><text:bookmark-end text:name="__RefHeading___Toc57_4257153102"/></text:h>
      <text:h text:style-name="P20" text:outline-level="2"><text:bookmark-start text:name="__RefHeading___Toc1215_3845884580"/><text:span text:style-name="Default_20_Paragraph_20_Font">4.1 Pildituvastus mudelite ülevaade</text:span><text:bookmark-end text:name="__RefHeading___Toc1215_3845884580"/></text:h>
      <text:p text:style-name="P14"><text:span text:style-name="Default_20_Paragraph_20_Font"><text:span text:style-name="T19">Laialdaselt on kasutuses tänapäeval kahe erineva struktuuriga pildituvastus mudelit. Nendeks on YOLO (</text:span></text:span><text:span text:style-name="Default_20_Paragraph_20_Font"><text:span text:style-name="T20">you only look once</text:span></text:span><text:span text:style-name="Default_20_Paragraph_20_Font"><text:span text:style-name="T19">) mudelid ning R-CNN (</text:span></text:span><text:span text:style-name="Default_20_Paragraph_20_Font"><text:span text:style-name="T21">Region-based Convolutional Neural Network</text:span></text:span><text:span text:style-name="Default_20_Paragraph_20_Font"><text:span text:style-name="T22">) mudelid. </text:span></text:span><text:span text:style-name="Default_20_Paragraph_20_Font"><text:span text:style-name="T23">Järgnev seletus R-CNN tööpõhimõttest, toetub peamiselt „</text:span></text:span><text:span text:style-name="Citation"><text:span text:style-name="T24">14.8. Region-based CNNs (R-CNNs)” </text:span></text:span><text:span text:style-name="Citation"><text:span text:style-name="T25">peatükile, raamatust „Dive into deep learning” (Zhang 2024).</text:span></text:span><text:span text:style-name="Default_20_Paragraph_20_Font"><text:span text:style-name="T22"> </text:span></text:span><text:span text:style-name="Default_20_Paragraph_20_Font"><text:span text:style-name="T26">R-CNN mudelid töötavad mitmeastmeliselt, tuvastuseks läbivad terve pildi, kust valivad mitu huvi pakkuvat regiooni. Neid regioone omakorda muudetakse, nii et oleksid vajalike mõõtmetega närvivõrgus (</text:span></text:span><text:span text:style-name="Default_20_Paragraph_20_Font"><text:span text:style-name="T27">neural network</text:span></text:span><text:span text:style-name="Default_20_Paragraph_20_Font"><text:span text:style-name="T28">) töötlemiseks. Igat tüüpi objekti jaoks luuakse toetav vektormasin (</text:span></text:span><text:span text:style-name="Default_20_Paragraph_20_Font"><text:span text:style-name="T27">Support vector machine</text:span></text:span><text:span text:style-name="Default_20_Paragraph_20_Font"><text:span text:style-name="T28">), mis määrab kas valitud alas on selle vektormasina tuvastatav objekt. </text:span></text:span><text:span text:style-name="Default_20_Paragraph_20_Font"><text:span text:style-name="T29">Kui kõik vektormasinad on oma tulemused saanud tuvastatava ala kohta, antakse need edasi </text:span></text:span><text:span text:style-name="Default_20_Paragraph_20_Font"><text:span text:style-name="T28">lineaar regressioon</text:span></text:span><text:span text:style-name="Default_20_Paragraph_20_Font"><text:span text:style-name="T29">i mudelile</text:span></text:span><text:span text:style-name="Default_20_Paragraph_20_Font"><text:span text:style-name="T28">, </text:span></text:span><text:span text:style-name="Default_20_Paragraph_20_Font"><text:span text:style-name="T29">mille abil</text:span></text:span><text:span text:style-name="Default_20_Paragraph_20_Font"><text:span text:style-name="T28"> on võimalik lõpuks </text:span></text:span><text:span text:style-name="Default_20_Paragraph_20_Font"><text:span text:style-name="T29">leida mis objekt asub vaatluse all oleval alal. Nii tehakse iga algselt huvi pakkunud alaga. Kuna töötlemine on mitmeastmeline, siis tihti on see väga aeglane ja ressursikulukas. </text:span></text:span><text:span text:style-name="Default_20_Paragraph_20_Font"><text:span text:style-name="T30">YOLO mudel on uuem ning loodud kiireks pildituvastuseks. Selle struktuur on lihtsam kui R-CNN mudelid, omades ainult ühte närvivõrku, mis töötleb pilti otse </text:span></text:span><text:span text:style-name="Default_20_Paragraph_20_Font"><text:span text:style-name="T31">(Redmon 2016)</text:span></text:span><text:span text:style-name="Default_20_Paragraph_20_Font"><text:span text:style-name="T30">. Mudel tuvastab samaaegselt piltidelt piirdekaste (</text:span></text:span><text:span text:style-name="Default_20_Paragraph_20_Font"><text:span text:style-name="T32">Bounding box</text:span></text:span><text:span text:style-name="Default_20_Paragraph_20_Font"><text:span text:style-name="T30">) ning ka ennustab mis objektiga on tegu </text:span></text:span><text:span text:style-name="Default_20_Paragraph_20_Font"><text:span text:style-name="T31">(Redmon 2016)</text:span></text:span><text:span text:style-name="Default_20_Paragraph_20_Font"><text:span text:style-name="T30">. Seega on </text:span></text:span><text:span text:style-name="Default_20_Paragraph_20_Font"><text:span text:style-name="T31">mudeli sisendiks pilt millelt on vaja tuvastada objekte ja tulemuseks on pildilt tuvastatud objektide piirdekastid ning klassid. Mudeli eelisteks on selle kiirus kuid võrreldes R-CNN mudelitele on see vähem täpne.</text:span></text:span></text:p>
      <text:h text:style-name="P21" text:outline-level="2"><text:bookmark-start text:name="__RefHeading___Toc59_4257153102"/>4.<text:span text:style-name="T17">2</text:span> YOLO võrreldes teiste mudelitega<text:bookmark-end text:name="__RefHeading___Toc59_4257153102"/></text:h>
      <text:p text:style-name="P22"><text:span text:style-name="Default_20_Paragraph_20_Font"><text:span text:style-name="T33">Uurimistöös on</text:span></text:span><text:span text:style-name="Default_20_Paragraph_20_Font"><text:span text:style-name="T34"> kasut</text:span></text:span><text:span text:style-name="Default_20_Paragraph_20_Font"><text:span text:style-name="T33">usel</text:span></text:span><text:span text:style-name="Default_20_Paragraph_20_Font"><text:span text:style-name="T34"> YOLO mudel et tuvastada PCB pealt erinevaid komponente. </text:span></text:span><text:span text:style-name="Default_20_Paragraph_20_Font"><text:span text:style-name="T33">M</text:span></text:span><text:span text:style-name="T35"><office:annotation office:name="11" loext:resolved="false"><dc:creator>Kristo Raun</dc:creator><dc:date>2025-01-06T16:29:00</dc:date><meta:creator-initials>KR</meta:creator-initials><text:p text:style-name="Comment_20_Text">Siin peaks veidi olema rohkem sinu panust näha - näiteks, võtad oma sõnades kokku.</text:p></office:annotation></text:span><text:span text:style-name="Default_20_Paragraph_20_Font"><text:span text:style-name="T34">õnel komponendil on oluline selle suund. Kuna </text:span></text:span><text:span text:style-name="T35"><office:annotation office:name="10" loext:resolved="false"><dc:creator>Kristo Raun</dc:creator><dc:date>2025-01-06T16:26:00</dc:date><meta:creator-initials>KR</meta:creator-initials><text:p text:style-name="Comment_20_Text">Sa juba oled maininud YOLO, mõistlik oleks seal kohas need sulud lisada. Lisaks oleks vaja natuke rohkem tausta YOLO osas, nt viite kujul.</text:p></office:annotation></text:span><text:span text:style-name="Default_20_Paragraph_20_Font"><text:span text:style-name="T34">YOLO mudelid </text:span></text:span><office:annotation-end office:name="10"/><text:span text:style-name="Default_20_Paragraph_20_Font"><text:span text:style-name="T34">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36">HBB</text:span></text:span><text:span text:style-name="Default_20_Paragraph_20_Font"><text:span text:style-name="T34">) ja suund orienteeritud piirdekastiga (</text:span></text:span><text:span text:style-name="Default_20_Paragraph_20_Font"><text:span text:style-name="T36">OBB</text:span></text:span><text:span text:style-name="Default_20_Paragraph_20_Font"><text:span text:style-name="T34">) (Haryono 2023).</text:span></text:span><office:annotation-end office:name="11"/></text:p>
      <text:p text:style-name="P17"><text:span text:style-name="Default_20_Paragraph_20_Font"><text:span text:style-name="T34">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text:span></text:span><text:soft-page-break/><text:span text:style-name="Default_20_Paragraph_20_Font"><text:span text:style-name="T34">kaheastmelisest mudelist sellisel juhul, siis on tarvis vaheldumisi kasutada suuna tuvastust. Mõnel komponendil pole nii täpne tuvastus lihtsalt vajalik. YOLO on praegu ideaalne kesktee kiirusest ja täpsest tuvastamisest, et oleks kasulik tööstuses.</text:span></text:span></text:p>
      <text:p text:style-name="P17"><text:span text:style-name="T35"><office:annotation office:name="12" loext:resolved="true"><dc:creator>Kristo Raun</dc:creator><dc:date>2025-01-06T16:29:00</dc:date><meta:creator-initials>KR</meta:creator-initials><text:p text:style-name="Comment_20_Text">Miks see on eraldi peatükk eelmisest?</text:p></office:annotation></text:span><text:span text:style-name="T18">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 Kuna YOLOv9 täidab hästi enamus kriteeriume (näiteks luba kasutada ka kommerts põhjustel tasuta ning dokumentatsiooni rohkus), mis projekti jaoks on vajalikud, siis on selle kasutamine kõige parem valik.</text:span><office:annotation-end office:name="12"/></text:p>
      <text:h text:style-name="P23" text:outline-level="2"><text:bookmark-start text:name="__RefHeading___Toc381_205435103"/>4.<text:span text:style-name="T17">3</text:span> Pool juhendatud õpe<text:bookmark-end text:name="__RefHeading___Toc381_205435103"/></text:h>
      <text:p text:style-name="P17"><text:span text:style-name="T35"><office:annotation office:name="13" loext:resolved="false"><dc:creator>Kristo Raun</dc:creator><dc:date>2025-01-06T16:31:00</dc:date><meta:creator-initials>KR</meta:creator-initials><text:p text:style-name="Comment_20_Text">Need terminid vajaks rohkem sinupoolset lahtikirjeldamist. Mis on pooljuhendatud õpe, kuidas see erineb teistest õppe liikidest ning mis on selle eelis või miks seda kasutada?<text:line-break/><text:line-break/>Mis on R-CNN mudelid?<text:line-break/><text:line-break/>Mis on õpetaja-õpilase mudel?</text:p></office:annotation></text:span><text:span text:style-name="T18">Pool juhendatud õpet on laiadasemalt <text:s/>kasutatud R-CNN mudelites, kuid YOLO mudelites pole see väga levinud (Zhou 2022). Edu on saavutatud YOLOv5-le õpetaja-õpilase mudeli loomisega. </text:span><office:annotation-end office:name="13"/><text:span text:style-name="T18">Seal kasutati üle 1300 video 21-st koolist ühes rajoonis ning annoteerisid need (Zhou 2022). Pärast treenisid mudeli nende piltide peal ning kasutasid loodud mudelit et ära märgistada ka teisest rajoonist pärit videod (Zhou 2022). Tekkinud andmekogumi kasutati, et omakorda luua uus YOLOv5 mudel, mis saavutas testhulgal parema tulemuse kui algne mudel (Zhou 2022). Pool juhendatud õpe on kasulik et luua täpsemaid mudeleid ning vähendada andmekogumi loomiseks kulutatavat aega.</text:span></text:p>
      <text:h text:style-name="P23" text:outline-level="2"><text:bookmark-start text:name="__RefHeading___Toc383_205435103"/>4.<text:span text:style-name="T17">4</text:span> Suuna tuvastus Yolo mudeliga<text:bookmark-end text:name="__RefHeading___Toc383_205435103"/></text:h>
      <text:p text:style-name="P17"><text:span text:style-name="T18">Yolo tuvastus üldiselt kasutab eelnevalt mainitud piirdkaste (bounding box), kuid objektide suuna tuvastuseks on kasu võtmepunktidest (</text:span><text:span text:style-name="Default_20_Paragraph_20_Font"><text:span text:style-name="T37">KeyPoints</text:span></text:span><text:span text:style-name="T18">). Nii saab tuvastada objekti servi ning olenevalt nende asetsusest saab määrata ka objektide suundi. Nii näiteks on võimalik teha paremal ja vasakul asetsevatel munajuhadel </text:span><text:span text:style-name="Default_20_Paragraph_20_Font"><text:span text:style-name="T38">ning tuvastada osalise peitumisega objekte (Boonkong 2024)</text:span></text:span><text:span text:style-name="T18">. </text:span><text:span text:style-name="T35"><office:annotation office:name="14" loext:resolved="false"><dc:creator>Kristo Raun</dc:creator><dc:date>2025-01-06T16:33:00</dc:date><meta:creator-initials>KR</meta:creator-initials><text:p text:style-name="Comment_20_Text">Natuke liiga familiaarne keelekasutus. Jääb mulje nagu lugejale peaks see olema ilmselge</text:p></office:annotation></text:span><text:span text:style-name="T18">Suurim eelis oli osaliselt peituvate objektide tuvastamine, </text:span><office:annotation-end office:name="14"/><text:span text:style-name="T18">mis ei peaks selle projekti puhul probleemi tekitama, kuid nende lahendus kasutada võtme punktidel baseeruvat tuvastust arvatavasti lihtsustaks ka objektide suuna tuvastust.</text:span></text:p>
      <text:h text:style-name="P11" text:outline-level="1"><text:bookmark-start text:name="__RefHeading___Toc61_4257153102"/>Viidatud kirjandus<text:bookmark-end text:name="__RefHeading___Toc61_4257153102"/></text:h>
      <text:p text:style-name="P24"><text:bookmark text:name="docs-internal-guid-ba7b3625-7fff-02b1-20"/>1. Haryono, A.; Jati, G.; Jatmiko, W. Oriented object detection in satellite images using convolutional neural network based on ResNeXt. ETRI J. 2023.</text:p>
      <text:p text:style-name="P24">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0">5. <text:span text:style-name="Default_20_Paragraph_20_Font"><text:span text:style-name="T39">Boonkong A; Khampitak K; Kaewfoongrungsi; Namkhun S; Hormdee D; Applying Deep Learning for Occluded Uterus and Fallopian Tube Detection for Laparoscopic Tubal Sterilization. IEEE 2024</text:span></text:span></text:p>
      <text:p text:style-name="P25"><text:span text:style-name="Default_20_Paragraph_20_Font"><text:span text:style-name="T40">6. </text:span></text:span><text:bookmark text:name="CITEREFZhangLiptonLiSmola2024"/><text:span text:style-name="Default_20_Paragraph_20_Font"><text:span text:style-name="Citation"><text:span text:style-name="T4">Zhang, A; Lipton, Z; Li, M; Smola, A J; Dive into deep learning</text:span></text:span></text:span><text:span text:style-name="Citation"><text:span text:style-name="T4">. </text:span></text:span><text:span text:style-name="Default_20_Paragraph_20_Font"><text:span text:style-name="Citation"><text:span text:style-name="T4">Cambridge New York Port Melbourne New Delhi Singapore: Cambridge University Press. </text:span></text:span></text:span><text:span text:style-name="Citation"><text:span text:style-name="T4">2024</text:span></text:span></text:p>
      <text:p text:style-name="P26"><text:span text:style-name="Citation"><text:span text:style-name="T41">7. Redmon, J; Divvala S; Girshick R;Farhadi A; You Only Look Once: Unified, Real-Time Object Detection. Arxiv 2016</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footer>
        <text:p text:style-name="MP1"><text:bookmark-start text:name="PageNumWizard_FOOTER_Default_Page_Style1"/><text:page-number text:select-page="current">10</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5-01-05T18:54:00Z</meta:creation-date>
    <dc:date>2025-01-07T15:04:30.344000000</dc:date>
    <meta:editing-cycles>5</meta:editing-cycles>
    <meta:editing-duration>PT42M55S</meta:editing-duration>
    <meta:document-statistic meta:table-count="0" meta:image-count="0" meta:object-count="0" meta:page-count="10" meta:paragraph-count="56" meta:word-count="1321" meta:character-count="9760" meta:non-whitespace-character-count="8489"/>
    <meta:template xlink:type="simple" xlink:actuate="onRequest" xlink:title="" xlink:href="../../../../Downloads/bakalaureusetoo_mustand_tagasisidega_20250106(1).odt/Normal.dotm"/>
  </office:meta>
</office:document-meta>
</file>